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cbb" officeooo:paragraph-rsid="001bfcbb"/>
    </style:style>
    <style:style style:name="P2" style:family="paragraph" style:parent-style-name="Standard">
      <style:text-properties officeooo:rsid="00201103" officeooo:paragraph-rsid="00201103"/>
    </style:style>
    <style:style style:name="P3" style:family="paragraph" style:parent-style-name="Standard">
      <style:text-properties officeooo:rsid="00201103" officeooo:paragraph-rsid="001bfcbb"/>
    </style:style>
    <style:style style:name="P4" style:family="paragraph" style:parent-style-name="Standard">
      <style:text-properties officeooo:paragraph-rsid="0021de37"/>
    </style:style>
    <style:style style:name="P5" style:family="paragraph" style:parent-style-name="Standard">
      <style:text-properties officeooo:rsid="0020a30c" officeooo:paragraph-rsid="0020a30c"/>
    </style:style>
    <style:style style:name="P6" style:family="paragraph" style:parent-style-name="Standard" style:list-style-name="L1">
      <style:text-properties officeooo:paragraph-rsid="001bfcbb"/>
    </style:style>
    <style:style style:name="P7" style:family="paragraph" style:parent-style-name="Standard" style:list-style-name="L1">
      <style:text-properties officeooo:paragraph-rsid="0021de37"/>
    </style:style>
    <style:style style:name="P8" style:family="paragraph" style:parent-style-name="Standard" style:list-style-name="L1">
      <style:text-properties officeooo:rsid="0028eb28" officeooo:paragraph-rsid="0028eb28"/>
    </style:style>
    <style:style style:name="P9" style:family="paragraph" style:parent-style-name="Standard" style:list-style-name="L1">
      <style:text-properties fo:font-style="italic" officeooo:rsid="001c36c3" officeooo:paragraph-rsid="001c36c3" style:font-style-asian="italic" style:font-style-complex="italic"/>
    </style:style>
    <style:style style:name="P10" style:family="paragraph" style:parent-style-name="Standard" style:list-style-name="L1">
      <style:text-properties officeooo:rsid="00201103" officeooo:paragraph-rsid="001c36c3"/>
    </style:style>
    <style:style style:name="P11" style:family="paragraph" style:parent-style-name="Standard" style:list-style-name="L1">
      <style:text-properties officeooo:rsid="00201103" officeooo:paragraph-rsid="00201103"/>
    </style:style>
    <style:style style:name="T1" style:family="text">
      <style:text-properties officeooo:rsid="001ee2a1"/>
    </style:style>
    <style:style style:name="T2" style:family="text">
      <style:text-properties officeooo:rsid="00201103"/>
    </style:style>
    <style:style style:name="T3" style:family="text">
      <style:text-properties officeooo:rsid="0020a30c"/>
    </style:style>
    <style:style style:name="T4" style:family="text">
      <style:text-properties officeooo:rsid="001bfcbb"/>
    </style:style>
    <style:style style:name="T5" style:family="text">
      <style:text-properties officeooo:rsid="0021de37"/>
    </style:style>
    <style:style style:name="T6" style:family="text">
      <style:text-properties officeooo:rsid="00233f39"/>
    </style:style>
    <style:style style:name="T7" style:family="text">
      <style:text-properties officeooo:rsid="002452a5"/>
    </style:style>
    <style:style style:name="T8" style:family="text">
      <style:text-properties officeooo:rsid="00257107"/>
    </style:style>
    <style:style style:name="T9" style:family="text">
      <style:text-properties officeooo:rsid="002617a7"/>
    </style:style>
    <style:style style:name="T10" style:family="text">
      <style:text-properties officeooo:rsid="0026d712"/>
    </style:style>
    <style:style style:name="T11" style:family="text">
      <style:text-properties officeooo:rsid="0026f862"/>
    </style:style>
    <style:style style:name="T12" style:family="text">
      <style:text-properties officeooo:rsid="00289f24"/>
    </style:style>
    <style:style style:name="T13" style:family="text">
      <style:text-properties officeooo:rsid="002a9018"/>
    </style:style>
    <style:style style:name="T14" style:family="text">
      <style:text-properties officeooo:rsid="002c12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P:</text:p>
      <text:p text:style-name="P1"/>
      <text:p text:style-name="P1">Features:</text:p>
      <text:p text:style-name="P3"/>
      <text:p text:style-name="P1"/>
      <text:list xml:id="list3743240377" text:style-name="L1">
        <text:list-item>
          <text:p text:style-name="P6"><text:span text:style-name="T4">AI </text:span><text:span text:style-name="T11">content</text:span><text:span text:style-name="T4"> classification at upstream ingestion: </text:span><text:span text:style-name="T3">simpler </text:span><text:span text:style-name="T10">more intuitive </text:span><text:span text:style-name="T3">UI to upload content, </text:span><text:span text:style-name="T14">user can upload any file, link, and short description in the same place without worrying about the content type. This also helps to </text:span><text:span text:style-name="T12">different</text:span><text:span text:style-name="T14">iate</text:span><text:span text:style-name="T12"> purposes</text:span><text:span text:style-name="T3"> downstream </text:span><text:span text:style-name="T14">and allow AI to serve user in more ways.</text:span></text:p>
          <text:p text:style-name="P6"/>
        </text:list-item>
        <text:list-item>
          <text:p text:style-name="P7"><text:span text:style-name="T5">AI </text:span><text:span text:style-name="T13">chatbot </text:span><text:span text:style-name="T5">can access user uploaded contents for multiple </text:span><text:span text:style-name="T9">generation </text:span><text:span text:style-name="T5">purposes </text:span><text:span text:style-name="T9">and conversation topics</text:span><text:span text:style-name="T5">: </text:span><text:span text:style-name="T6">Regardless of </text:span><text:span text:style-name="T5">the </text:span><text:span text:style-name="T6">content </text:span><text:span text:style-name="T5">size, </text:span><text:span text:style-name="T6">bigger files</text:span><text:span text:style-name="T5"> will be stored </text:span><text:span text:style-name="T7">as</text:span><text:span text:style-name="T5"> vector store, short about-me or job posting </text:span><text:span text:style-name="T7">will be either accessed through file path or generated summaries</text:span><text:span text:style-name="T5">, AI have multiple ways to access these material and make the most use of them </text:span><text:span text:style-name="T8">in </text:span><text:span text:style-name="T12">its</text:span><text:span text:style-name="T8"> conversation with users</text:span></text:p>
          <text:p text:style-name="P7"/>
        </text:list-item>
        <text:list-item>
          <text:p text:style-name="P8">AI mock interviewer offers a realistic mock interview session experience with constructive feedback: intuitive speech interactive UI makes the interview process realistic. Each user’s answer is also assessed by an interview grader. Grader feedback as a printout at the end of the session can help the interviewee improve. </text:p>
        </text:list-item>
      </text:list>
      <text:p text:style-name="P4"/>
      <text:list xml:id="list120428155884256" text:continue-numbering="true" text:style-name="L1">
        <text:list-item>
          <text:p text:style-name="P9"/>
          <text:p text:style-name="P10"/>
          <text:p text:style-name="P11"/>
        </text:list-item>
      </text:list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4:19:25.802749308</meta:creation-date>
    <meta:editing-duration>PT31M38S</meta:editing-duration>
    <meta:editing-cycles>16</meta:editing-cycles>
    <meta:generator>LibreOffice/6.4.7.2$Linux_X86_64 LibreOffice_project/40$Build-2</meta:generator>
    <dc:date>2023-10-24T12:04:26.029232875</dc:date>
    <meta:document-statistic meta:table-count="0" meta:image-count="0" meta:object-count="0" meta:page-count="1" meta:paragraph-count="10" meta:word-count="168" meta:character-count="1026" meta:non-whitespace-character-count="870"/>
  </office:meta>
</office:document-meta>
</file>